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 table:number-rows-repeated="9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49])" office:value-type="float" office:value="182">
            <text:p>182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82">
            <text:p>18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33">
            <text:p>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7:5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19T17:54:49</dc:date>
    <meta:editing-duration>PT53M19S</meta:editing-duration>
    <meta:editing-cycles>70</meta:editing-cycles>
    <meta:generator>LibreOffice/3.4$Unix LibreOffice_project/340m1$Build-302</meta:generator>
    <meta:document-statistic meta:table-count="5" meta:cell-count="202" meta:object-count="0"/>
  </office:meta>
</office:document-meta>
</file>